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0055b" officeooo:paragraph-rsid="0010055b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normal" officeooo:rsid="001360f2" officeooo:paragraph-rsid="001360f2" style:font-size-asian="80pt" style:font-weight-asian="normal" style:font-size-complex="8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SC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1:07:55.799000000</meta:creation-date>
    <dc:date>2024-10-25T21:09:42.525000000</dc:date>
    <meta:editing-duration>PT1M47S</meta:editing-duration>
    <meta:editing-cycles>3</meta:editing-cycles>
    <meta:generator>LibreOffice/24.8.2.1$Windows_X86_64 LibreOffice_project/0f794b6e29741098670a3b95d60478a65d05ef13</meta:generator>
    <meta:print-date>2024-10-25T21:09:27.295000000</meta:print-date>
    <meta:printed-by>Pliki PDF</meta:printed-by>
    <meta:document-statistic meta:table-count="0" meta:image-count="0" meta:object-count="0" meta:page-count="1" meta:paragraph-count="1" meta:word-count="1" meta:character-count="3" meta:non-whitespace-character-count="3"/>
  </office:meta>
</office:document-meta>
</file>